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22a96"/>
    </style:style>
    <style:style style:name="P2" style:family="paragraph" style:parent-style-name="Standard">
      <style:text-properties officeooo:paragraph-rsid="0023e0cb"/>
    </style:style>
    <style:style style:name="P3" style:family="paragraph" style:parent-style-name="Standard">
      <style:text-properties officeooo:paragraph-rsid="0028be82"/>
    </style:style>
    <style:style style:name="P4" style:family="paragraph" style:parent-style-name="Standard">
      <style:text-properties style:font-name="Arial1" officeooo:rsid="002a8503" officeooo:paragraph-rsid="002556e6"/>
    </style:style>
    <style:style style:name="T1" style:family="text">
      <style:text-properties style:font-name="Arial1"/>
    </style:style>
    <style:style style:name="T2" style:family="text">
      <style:text-properties style:font-name="Arial1" fo:font-weight="normal" style:font-weight-asian="normal" style:font-weight-complex="normal"/>
    </style:style>
    <style:style style:name="T3" style:family="text">
      <style:text-properties style:font-name="Arial1" fo:font-weight="normal" officeooo:rsid="00222a96" style:font-weight-asian="normal" style:font-weight-complex="normal"/>
    </style:style>
    <style:style style:name="T4" style:family="text">
      <style:text-properties style:font-name="Arial1" fo:font-weight="normal" officeooo:rsid="0024cbc9" style:font-weight-asian="normal" style:font-weight-complex="normal"/>
    </style:style>
    <style:style style:name="T5" style:family="text">
      <style:text-properties style:font-name="Arial1" fo:font-weight="normal" officeooo:rsid="0023e0cb" style:font-weight-asian="normal" style:font-weight-complex="normal"/>
    </style:style>
    <style:style style:name="T6" style:family="text">
      <style:text-properties style:font-name="Arial1" officeooo:rsid="0024cbc9"/>
    </style:style>
    <style:style style:name="T7" style:family="text">
      <style:text-properties style:font-name="Arial1" fo:font-weight="normal" officeooo:rsid="002556e6" style:font-weight-asian="normal" style:font-weight-complex="normal"/>
    </style:style>
    <style:style style:name="T8" style:family="text">
      <style:text-properties style:font-name="Arial1" fo:font-weight="normal" officeooo:rsid="002717f6" style:font-weight-asian="normal" style:font-weight-complex="normal"/>
    </style:style>
    <style:style style:name="T9" style:family="text">
      <style:text-properties style:font-name="Arial1" fo:font-weight="normal" officeooo:rsid="0028be8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La Start up valorada en 30.000 millones de Dólares. Airbnb</text:span></text:h>
      <text:p text:style-name="Standard"><text:span text:style-name="Strong_20_Emphasis"><text:span text:style-name="T1"/></text:span></text:p>
      <text:p text:style-name="Standard"><text:span text:style-name="Strong_20_Emphasis"><text:span text:style-name="T2">Airbnb es una plataforma que junta caseros que quieren alquilar una vivienda con</text:span></text:span></text:p>
      <text:p text:style-name="Standard"><text:span text:style-name="Strong_20_Emphasis"><text:span text:style-name="T2">posibles inquilinos, cobrando una comisión por ser el intermediario. Pero sus inicios en 2007 fueron muy difíciles, así su facturación no superaba los 200 Dólares a la semana en los primeros dos años.</text:span></text:span></text:p>
      <text:p text:style-name="Standard"><text:span text:style-name="Strong_20_Emphasis"><text:span text:style-name="T1"/></text:span></text:p>
      <text:p text:style-name="Standard"><text:span text:style-name="Strong_20_Emphasis"><text:span text:style-name="T1">a) ¿Cuál fue su primera idea de negocio?</text:span></text:span></text:p>
      <text:p text:style-name="P1"><text:span text:style-name="Strong_20_Emphasis"><text:span text:style-name="T3">Alquilar </text:span></text:span><text:span text:style-name="Strong_20_Emphasis"><text:span text:style-name="T4">un espacio de </text:span></text:span><text:span text:style-name="Strong_20_Emphasis"><text:span text:style-name="T3"><text:s/>piso </text:span></text:span><text:span text:style-name="Strong_20_Emphasis"><text:span text:style-name="T4">con colchones hinchables </text:span></text:span><text:span text:style-name="Strong_20_Emphasis"><text:span text:style-name="T3">y ademas poner servicios como desayunos con lo que ganaron el primer día 80$ por persona . Con esto tuvieron la idea de abrir una pagina web en la que personas que quieran alquilar un piso puedan hacerlo y con ello , ellos llevarse un porcentaje.</text:span></text:span></text:p>
      <text:p text:style-name="Standard"><text:span text:style-name="Strong_20_Emphasis"><text:span text:style-name="T1">b) ¿Qué les sucedió en el primer año con los inversores de Silicon Valley?</text:span></text:span></text:p>
      <text:p text:style-name="P2"><text:span text:style-name="Strong_20_Emphasis"><text:span text:style-name="T5">Durante el primer año la empresa facturaba muy poco alrededor de 200$ semanales y debido a esto le rechazaron varias veces inversores de Silicon Valley.</text:span></text:span></text:p>
      <text:p text:style-name="Standard"><text:span text:style-name="Strong_20_Emphasis"><text:span text:style-name="T1">c) ¿Qué idea creativa para financiarse tuvieron? ¿Cuánto ganaron y para qué les</text:span></text:span></text:p>
      <text:p text:style-name="Standard"><text:span text:style-name="Strong_20_Emphasis"><text:span text:style-name="T1">sirvió?</text:span></text:span></text:p>
      <text:p text:style-name="Standard"><text:span text:style-name="Strong_20_Emphasis"><text:span text:style-name="T2">vendieron cajas de cereales de edición limitada tematizadas con la campaña electoral estadounidense de 2008. </text:span></text:span><text:span text:style-name="Strong_20_Emphasis"><text:span text:style-name="T5">ganaron unos 30.000$ y les sirvió como financiación para su empresa.</text:span></text:span></text:p>
      <text:p text:style-name="Standard"><text:span text:style-name="Strong_20_Emphasis"><text:span text:style-name="T1">d) ¿Qué d</text:span></text:span><text:span text:style-name="Strong_20_Emphasis"><text:span text:style-name="T6">e</text:span></text:span><text:span text:style-name="Strong_20_Emphasis"><text:span text:style-name="T1">cidieron hacer en 2009 a punto de quebrar por segunda vez? ¿Qué</text:span></text:span></text:p>
      <text:p text:style-name="Standard"><text:span text:style-name="Strong_20_Emphasis"><text:span text:style-name="T1">consiguieron?</text:span></text:span></text:p>
      <text:p text:style-name="Standard"><text:span text:style-name="Strong_20_Emphasis"><text:span text:style-name="T2">Lo que hicieron fue viajar a Nueva York para reunirse directamente con sus usuarios con el fin de entender el problema real que tenían. </text:span></text:span><text:span text:style-name="Strong_20_Emphasis"><text:span text:style-name="T7">Con ello entendieron cuales eran el problema , </text:span></text:span><text:span text:style-name="Strong_20_Emphasis"><text:span text:style-name="T8">el primero era que los rentadores ,no sabían tomar buenas fotos para ponerlo en la web </text:span></text:span><text:span text:style-name="Strong_20_Emphasis"><text:span text:style-name="T9">y los precios eran muy caros por lo que todo esto hacían que la empresa no funcionase.</text:span></text:span></text:p>
      <text:p text:style-name="Standard"><text:span text:style-name="Strong_20_Emphasis"><text:span text:style-name="T1">e) ¿De qué se dieron cuenta al ir a hablar directamente con sus clientes? ¿Qué</text:span></text:span></text:p>
      <text:p text:style-name="Standard"><text:span text:style-name="Strong_20_Emphasis"><text:span text:style-name="T1">mejoras llevaron a cabo?</text:span></text:span></text:p>
      <text:p text:style-name="P3"><text:span text:style-name="Strong_20_Emphasis"><text:span text:style-name="T9">Llevaron a cabo una funciones importantes , mejorar las fotos de los sitios para que es viesen mas profesionales y regular los precios para que fuesen mas asequibles.</text:span></text:span></text:p>
      <text:p text:style-name="Standard"><text:span text:style-name="Strong_20_Emphasis"><text:span text:style-name="T1">f) Tras alquilar un famoso su casa, ¿de qué se dieron cuenta? ¿En qué cambió su</text:span></text:span></text:p>
      <text:p text:style-name="Standard"><text:span text:style-name="Strong_20_Emphasis"><text:span text:style-name="T1">producto?</text:span></text:span></text:p>
      <text:p text:style-name="Standard"><text:span text:style-name="Strong_20_Emphasis"><text:span text:style-name="T2">se dieron cuenta de que no solo quería un colchón barato, sino una experiencia mejor, con estilo, diseño, comodidades. En consecuencia, el producto cambió para incluir mejores alojamientos, mayor enfoque en la calidad, en el diseño, en la fotografía, en la experiencia del huésped, y no solo “una cama”. </text:span></text:span><text:span text:style-name="Strong_20_Emphasis"><text:span text:style-name="T9">Con lo que pasaron de alquilar colchones inflabas a grandes sitios muy sofisticados </text:span></text:span></text:p>
      <text:p text:style-name="Standard"><text:span text:style-name="Strong_20_Emphasis"><text:span text:style-name="T1">g) ¿Qué lecciones saca de esta empresa el autor del vídeo?</text:span></text:span></text:p>
      <text:p text:style-name="P1"><text:span text:style-name="Strong_20_Emphasis"><text:span text:style-name="T3">Creer en tu misión , ser capaz de hacer lo que puedas con lo que tengas y </text:span></text:span><text:span text:style-name="Strong_20_Emphasis"><text:span text:style-name="T4">obtén buen feedback.</text:span></text:span></text:p>
      <text:p text:style-name="P1"><text:span text:style-name="Strong_20_Emphasis"><text:span text:style-name="T7"/></text:span></text:p>
      <text:p text:style-name="P4"><text:span text:style-name="Strong_20_Emphasis"><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222a9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EMPRESA</text:span><text:tab/><text:span text:style-name="MT1"><text:page-number text:select-page="current">1</text:page-number></text:span><text:span text:style-name="MT1">/</text:span><text:span text:style-name="MT1"><text:page-count>1</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1-11T17:55:30.698952300</dc:date>
    <meta:editing-duration>PT2H15M24S</meta:editing-duration>
    <meta:editing-cycles>26</meta:editing-cycles>
    <meta:generator>LibreOffice/25.8.2.2$Windows_X86_64 LibreOffice_project/d401f2107ccab8f924a8e2df40f573aab7605b6f</meta:generator>
    <meta:document-statistic meta:table-count="0" meta:image-count="0" meta:object-count="0" meta:page-count="1" meta:paragraph-count="23" meta:word-count="443" meta:character-count="2560" meta:non-whitespace-character-count="2134"/>
  </office:meta>
</office:document-meta>
</file>